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Kod">
      <style:text-properties fo:color="#ff950e"/>
    </style:style>
    <style:style style:name="P2" style:family="paragraph" style:parent-style-name="eKod">
      <style:text-properties fo:color="#0099ff"/>
    </style:style>
    <style:style style:name="P3" style:family="paragraph" style:parent-style-name="eKod">
      <style:paragraph-properties fo:break-before="page"/>
    </style:style>
    <style:style style:name="P4" style:family="paragraph" style:parent-style-name="eTekst1" style:master-page-name="">
      <style:paragraph-properties fo:margin-left="0.019cm" fo:margin-right="0cm" fo:margin-top="0cm" fo:margin-bottom="0cm" fo:line-height="0.6cm" fo:text-indent="1.101cm" style:auto-text-indent="false" style:page-number="auto" style:shadow="none"/>
      <style:text-properties style:font-name="Times New Roman1" fo:font-size="12pt" style:font-size-asian="10.5pt"/>
    </style:style>
    <style:style style:name="T1" style:family="text">
      <style:text-properties fo:color="#00ae00"/>
    </style:style>
    <style:style style:name="T2" style:family="text">
      <style:text-properties fo:color="#666666"/>
    </style:style>
    <style:style style:name="T3" style:family="text">
      <style:text-properties fo:color="#ff950e"/>
    </style:style>
    <style:style style:name="T4" style:family="text">
      <style:text-properties fo:color="#0099ff"/>
    </style:style>
    <style:style style:name="T5" style:family="text">
      <style:text-properties fo:color="#ffb51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Tekst1">Jeżeli Cucumber jest poprawnie zainstalowany w systemie i dołączony do pakietu Gemów w aplikacji Rails, udostępni – podobnie jak wiele Gemów oferujących rozszerzenia funkcjonalności – swoje generatory w powłoce.</text:p>
      <text:p text:style-name="eTekst1">Polecenie <text:span text:style-name="ePolecenie_5f_inline">rails generate </text:span>(albo krócej <text:span text:style-name="ePolecenie_5f_inline">rails g</text:span>) wyświetli między innymi pozycjami:</text:p>
      <text:p text:style-name="eKod">Cucumber:</text:p>
      <text:p text:style-name="eKod"><text:s text:c="2"/><text:span text:style-name="T7">cucumber</text:span>:feature</text:p>
      <text:p text:style-name="eKod"><text:s text:c="2"/>cucumber:install</text:p>
      <text:p text:style-name="P4">Polecenie <text:span text:style-name="ePolecenie_5f_inline">rails g cucumber:install</text:span> sfinalizuje instalację i skonfiguruje aplikację do korzystania z tej platformy testowej. Generator wyszuka skonfigurowane z aplikacją: domyślny framework testowy (standardowy, wbudowany w aplikację Rails bądź platformę RSpec), oraz domyślny symulator przeglądarki (jak Webrat lub Capybara). Żeby uniknąć jakichkolwiek niespodzianek można wskazać z jakimi Gemami Cucumber ma pracować:</text:p>
      <text:p text:style-name="eKod">rails g cucumber:install --rspec --capybara</text:p>
      <text:p text:style-name="eTekst1"/>
      <text:p text:style-name="eTekst1">Można teraz korzystać z generatora, który stworzy szablon scenariusza w języku domenowym Gherkin. Wystarczy podać nazwę funkcjonalności jako parametr:</text:p>
      <text:p text:style-name="eKod">rails g cucumber:feature uwierzytelnianie</text:p>
      <text:p text:style-name="eTekst1"/>
      <text:p text:style-name="eTekst1">Generator poinformuje o utworzeniu następujących plików:</text:p>
      <text:p text:style-name="eKod">create <text:s/>features/step_definitions</text:p>
      <text:p text:style-name="eKod">create <text:s/>features/manage_uwierzytelnianies.feature</text:p>
      <text:p text:style-name="eKod">create <text:s/>features/step_definitions/uwierzytelnianie_steps.rb</text:p>
      <text:p text:style-name="eKod">create <text:s/>features/support/paths.rb</text:p>
      <text:p text:style-name="eTekst1">Jak widać rozpoznawanie słów kluczowych ponad 35 języków ludzkich przez parser Gherkina nie oznacza, że aplikacja Rails będzie próbowała jakiekolwiek parametry traktować inaczej niż jako wyrażenia angielskie – stąd dziwaczna na pierwszy rzut oka nazwa pliku <text:span text:style-name="ePolecenie_5f_inline">manage_uwierzytelnianies.feature</text:span>, nazwę można zmienić, byleby plik pozostał na swoim miejscu i nie zmienił rozszerzenia <text:span text:style-name="ePolecenie_5f_inline">.feature</text:span>. Jest to plik opisu funkcjonalności i jej scenariuszy. To właśnie jego zawartość opisana jest za pomocą języka Gherkin - pozostałe pliki zawierają kod w języku Ruby, jaki jest wykonywany w ramach testu integracyjnego dla scenariusza.</text:p>
      <text:p text:style-name="eTekst1">Pokażę teraz krok po kroku jak napisać poprawny scenariusz funkcjonalności i jakie napisać do niego testy.</text:p>
      <text:p text:style-name="eTekst1"/>
      <text:p text:style-name="eTekst1">Jeżeli chcemy opisać scenariusz w języku polskim polecenie: <text:span text:style-name="ePolecenie_5f_inline">cucumber --i18n pl </text:span>drukuje słowa kluczowe języka domenowego Gherkin<text:note text:id="ftn0" text:note-class="footnote"><text:note-citation>1</text:note-citation><text:note-body><text:p text:style-name="Footnote">Przykłady wykorzystania Gherkina w innych językach pod adresem: https://github.com/cucumber/cucumber/tree/master/examples/i18n</text:p></text:note-body></text:note>:</text:p>
      <text:p text:style-name="P3"></text:p>
      <text:p text:style-name="eKod">| feature <text:s text:c="9"/>| "Właściwość" <text:s text:c="17"/>|</text:p>
      <text:p text:style-name="eKod">| background <text:s text:c="6"/>| "Założenia" <text:s text:c="18"/>|</text:p>
      <text:p text:style-name="eKod">| scenario <text:s text:c="8"/>| "Scenariusz" <text:s text:c="17"/>|</text:p>
      <text:p text:style-name="eKod">| scenario_outline | "Szablon scenariusza" <text:s text:c="8"/>|</text:p>
      <text:p text:style-name="eKod">| examples <text:s text:c="8"/>| "Przykłady" <text:s text:c="18"/>|</text:p>
      <text:p text:style-name="eKod">| given <text:s text:c="11"/>| "* ", "Zakładając ", "Mając " |</text:p>
      <text:p text:style-name="eKod">| when <text:s text:c="12"/>| "* ", "Jeżeli ", "Jeśli " <text:s text:c="4"/>|</text:p>
      <text:p text:style-name="eKod">| then <text:s text:c="12"/>| "* ", "Wtedy " <text:s text:c="15"/>|</text:p>
      <text:p text:style-name="eKod">| and <text:s text:c="13"/>| "* ", "Oraz ", "I " <text:s text:c="10"/>|</text:p>
      <text:p text:style-name="eKod">| but <text:s text:c="13"/>| "* ", "Ale " <text:s text:c="17"/>|</text:p>
      <text:p text:style-name="eKod">| given (code) <text:s text:c="4"/>| "Zakładając", "Mając" <text:s text:c="8"/>|</text:p>
      <text:p text:style-name="eKod">| when (code) <text:s text:c="5"/>| "Jeżeli", "Jeśli" <text:s text:c="12"/>|</text:p>
      <text:p text:style-name="eKod">| then (code) <text:s text:c="5"/>| "Wtedy" <text:s text:c="22"/>|</text:p>
      <text:p text:style-name="eKod">| and (code) <text:s text:c="6"/>| "Oraz", "I" <text:s text:c="18"/>|</text:p>
      <text:p text:style-name="eKod">| but (code) <text:s text:c="6"/>| "Ale" <text:s text:c="24"/>|</text:p>
      <text:p text:style-name="eTekst1"/>
      <text:p text:style-name="eTekst1"/>
      <text:p text:style-name="eTekst1"/>
      <text:p text:style-name="eKod"><text:span text:style-name="kod_5f_komentarz"># language: pl</text:span></text:p>
      <text:p text:style-name="eKod">Właściwość: Uwierzytelnianie</text:p>
      <text:p text:style-name="eKod"><text:s text:c="2"/>W celu zapewnienia elementarnego bezpieczeństwa</text:p>
      <text:p text:style-name="eKod"><text:s text:c="2"/>Jako użytkownik</text:p>
      <text:p text:style-name="eKod"><text:s text:c="2"/>Chcę mieć możliwość uwierzytelniania i autoryzacji użytkowników</text:p>
      <text:p text:style-name="eKod"/>
      <text:p text:style-name="eKod"><text:s text:c="2"/><text:span text:style-name="kod_5f_ziel">Scenariusz</text:span>: Poprawne Logowanie</text:p>
      <text:p text:style-name="eKod"><text:s text:c="4"/><text:span text:style-name="kod_5f_ziel">Zakładając</text:span> że mamy danych użytkowników</text:p>
      <text:p text:style-name="eKod"><text:s text:c="6"/><text:span text:style-name="kod_5f_ziel">|</text:span> login <text:span text:style-name="kod_5f_ziel">|</text:span> password <text:span text:style-name="kod_5f_ziel">|</text:span></text:p>
      <text:p text:style-name="eKod"><text:s text:c="6"/><text:span text:style-name="kod_5f_ziel">|</text:span> user1 <text:span text:style-name="kod_5f_ziel">|</text:span> pass1 <text:span text:style-name="kod_5f_ziel">|</text:span></text:p>
      <text:p text:style-name="eKod"><text:s text:c="4"/><text:span text:style-name="kod_5f_ziel">Oraz</text:span> że jestem na stronie "root"</text:p>
      <text:p text:style-name="eKod"><text:s text:c="4"/><text:span text:style-name="kod_5f_ziel">Oraz</text:span> że nie jestem zalogowany</text:p>
      <text:p text:style-name="eKod"><text:s text:c="4"/><text:span text:style-name="kod_5f_nieb">Jeżeli</text:span> użytkownik loguje się z widoku za pomocą kredencjałów "user1" oraz "pass1"</text:p>
      <text:p text:style-name="eKod"><text:s text:c="4"/><text:span text:style-name="kod_5f_czerw">Wtedy</text:span> trafię na stronę "root"</text:p>
      <text:p text:style-name="eKod"><text:s text:c="4"/><text:span text:style-name="kod_5f_czerw">Oraz</text:span> będę widział informację "Zalogowałeś się jako user1"</text:p>
      <text:p text:style-name="eKod"/>
      <text:p text:style-name="eTekst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justify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eTekst2" style:family="paragraph" style:parent-style-name="eTekst1" style:master-page-name="">
      <style:paragraph-properties fo:margin-left="0cm" fo:margin-right="0cm" fo:margin-top="0cm" fo:margin-bottom="0cm" fo:text-align="end" style:justify-single-word="false" fo:text-indent="0cm" style:auto-text-indent="false" style:page-number="auto"/>
      <style:text-properties fo:font-size="9pt" style:font-size-asian="10.5pt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cm" fo:margin-bottom="0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aco_Linux" fo:font-size="8pt" style:font-size-asian="10.5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aco_Linux" fo:font-size="8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08-31T23:56:20</dc:date>
    <dc:creator>Jakub Żuchowski</dc:creator>
    <meta:editing-duration>P4DT21H31M24S</meta:editing-duration>
    <meta:editing-cycles>232</meta:editing-cycles>
    <meta:generator>LibreOffice/3.3$Linux LibreOffice_project/330m19$Build-202</meta:generator>
    <meta:document-statistic meta:table-count="0" meta:image-count="0" meta:object-count="0" meta:page-count="2" meta:paragraph-count="49" meta:word-count="449" meta:character-count="3551"/>
  </office:meta>
</office:document-meta>
</file>